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a1" svg:font-family="Symbola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6.862cm" fo:min-width="5.34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measure">
      <style:graphic-properties draw:textarea-vertical-align="middle" draw:line-distance="1.406cm"/>
    </style:style>
    <style:style style:name="gr6" style:family="graphic" style:parent-style-name="measure">
      <style:graphic-properties draw:textarea-vertical-align="middle" draw:line-distance="0.362cm"/>
    </style:style>
    <style:style style:name="gr7" style:family="graphic" style:parent-style-name="measure">
      <style:graphic-properties draw:textarea-vertical-align="middle" draw:line-distance="0.406cm" draw:placing="below"/>
    </style:style>
    <style:style style:name="gr8" style:family="graphic" style:parent-style-name="objectwithoutfill">
      <style:graphic-properties draw:stroke="dash" draw:stroke-dash="Dashed_20__28_var_29_" draw:fill="none" draw:textarea-vertical-align="middle"/>
    </style:style>
    <style:style style:name="gr9" style:family="graphic" style:parent-style-name="measure">
      <style:graphic-properties draw:textarea-vertical-align="middle" draw:line-distance="0.562cm" draw:placing="below"/>
    </style:style>
    <style:style style:name="gr10" style:family="graphic" style:parent-style-name="measure">
      <style:graphic-properties draw:textarea-vertical-align="middle" draw:line-distance="0.308cm" draw:placing="below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6.354cm" fo:min-width="5.342cm"/>
    </style:style>
    <style:style style:name="gr13" style:family="graphic" style:parent-style-name="measure">
      <style:graphic-properties draw:textarea-vertical-align="middle" draw:line-distance="1.697cm" draw:measure-vertical-align="center"/>
    </style:style>
    <style:style style:name="gr14" style:family="graphic" style:parent-style-name="measure">
      <style:graphic-properties draw:textarea-vertical-align="middle" draw:line-distance="0.362cm" draw:measure-vertical-align="center"/>
    </style:style>
    <style:style style:name="gr15" style:family="graphic" style:parent-style-name="measure">
      <style:graphic-properties draw:textarea-vertical-align="middle" draw:line-distance="0.562cm" draw:measure-align="right-outside" draw:measure-vertical-align="center" draw:placing="below" draw:parallel="true"/>
    </style:style>
    <style:style style:name="gr16" style:family="graphic" style:parent-style-name="measure">
      <style:graphic-properties draw:textarea-vertical-align="middle" draw:line-distance="0.308cm" draw:measure-vertical-align="center" draw:placing="below"/>
    </style:style>
    <style:style style:name="gr17" style:family="graphic" style:parent-style-name="measure">
      <style:graphic-properties draw:textarea-vertical-align="middle" draw:line-distance="0.983cm" draw:measure-vertical-align="center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4" style:family="paragraph">
      <style:paragraph-properties fo:text-align="center"/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Symbola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position="-33% 58%" style:font-name="Liberation Serif"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Symbola1" style:font-name-asian="Symbola1" style:font-name-complex="Symbola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842cm" svg:height="7.112cm" svg:x="6.096cm" svg:y="1.52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96cm" svg:y1="9.398cm" svg:x2="6.096cm" svg:y2="0.762cm">
          <text:p/>
        </draw:line>
        <draw:line draw:style-name="gr2" draw:text-style-name="P2" draw:layer="layout" svg:x1="6.096cm" svg:y1="5.08cm" svg:x2="14.732cm" svg:y2="5.08cm">
          <text:p/>
        </draw:line>
        <draw:frame draw:style-name="gr3" draw:text-style-name="P3" draw:layer="layout" svg:width="1.016cm" svg:height="0.954cm" svg:x="13.716cm" svg:y="5.334cm">
          <draw:text-box>
            <text:p><text:span text:style-name="T1">x</text:span></text:p>
          </draw:text-box>
        </draw:frame>
        <draw:frame draw:style-name="gr3" draw:text-style-name="P3" draw:layer="layout" svg:width="1.016cm" svg:height="0.954cm" svg:x="6.35cm" svg:y="0.57cm">
          <draw:text-box>
            <text:p><text:span text:style-name="T1">y</text:span></text:p>
          </draw:text-box>
        </draw:frame>
        <draw:line draw:style-name="gr4" draw:text-style-name="P2" draw:layer="layout" svg:x1="1.524cm" svg:y1="5.08cm" svg:x2="9.906cm" svg:y2="2.286cm">
          <text:p/>
        </draw:line>
        <draw:measure draw:style-name="gr5" draw:text-style-name="P4" draw:layer="measurelines" svg:x1="1.524cm" svg:y1="5.08cm" svg:x2="9.906cm" svg:y2="2.286cm">
          <text:p text:style-name="P4"><text:span text:style-name="T2">R</text:span></text:p>
        </draw:measure>
        <draw:measure draw:style-name="gr6" draw:text-style-name="P4" draw:layer="layout" svg:x1="1.524cm" svg:y1="5.081cm" svg:x2="6.096cm" svg:y2="3.556cm">
          <text:p text:style-name="P4"><text:span text:style-name="T2">R</text:span><text:span text:style-name="T3">0</text:span></text:p>
        </draw:measure>
        <draw:measure draw:style-name="gr7" draw:text-style-name="P4" draw:layer="layout" svg:x1="1.524cm" svg:y1="4.985cm" svg:x2="6.096cm" svg:y2="4.987cm">
          <text:p text:style-name="P4"><text:span text:style-name="T2">d</text:span></text:p>
        </draw:measure>
        <draw:line draw:style-name="gr8" draw:text-style-name="P2" draw:layer="layout" svg:x1="6.096cm" svg:y1="5.08cm" svg:x2="1.524cm" svg:y2="5.08cm">
          <text:p/>
        </draw:line>
        <draw:measure draw:style-name="gr9" draw:text-style-name="P4" draw:layer="layout" svg:x1="11.938cm" svg:y1="8.636cm" svg:x2="11.938cm" svg:y2="1.524cm">
          <text:p text:style-name="P4"><text:span text:style-name="T2">L</text:span><text:span text:style-name="T3">y</text:span></text:p>
        </draw:measure>
        <draw:measure draw:style-name="gr10" draw:text-style-name="P4" draw:layer="layout" svg:x1="6.096cm" svg:y1="8.636cm" svg:x2="11.938cm" svg:y2="8.636cm">
          <text:p text:style-name="P4"><text:span text:style-name="T2">L</text:span><text:span text:style-name="T3">x</text:span></text:p>
        </draw:measur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2" draw:text-style-name="P1" draw:layer="layout" svg:width="5.842cm" svg:height="6.604cm" svg:x="6.096cm" svg:y="2.1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96cm" svg:y1="9.828cm" svg:x2="6.096cm" svg:y2="1.192cm">
          <text:p/>
        </draw:line>
        <draw:line draw:style-name="gr2" draw:text-style-name="P2" draw:layer="layout" svg:x1="6.096cm" svg:y1="5.51cm" svg:x2="14.732cm" svg:y2="5.51cm">
          <text:p/>
        </draw:line>
        <draw:frame draw:style-name="gr3" draw:text-style-name="P3" draw:layer="layout" svg:width="1.016cm" svg:height="0.954cm" svg:x="13.716cm" svg:y="5.764cm">
          <draw:text-box>
            <text:p><text:span text:style-name="T1">x</text:span></text:p>
          </draw:text-box>
        </draw:frame>
        <draw:frame draw:style-name="gr3" draw:text-style-name="P3" draw:layer="layout" svg:width="1.016cm" svg:height="0.954cm" svg:x="5.842cm" svg:y="0.254cm">
          <draw:text-box>
            <text:p><text:span text:style-name="T1">y</text:span></text:p>
          </draw:text-box>
        </draw:frame>
        <draw:line draw:style-name="gr4" draw:text-style-name="P2" draw:layer="layout" svg:x1="1.524cm" svg:y1="5.51cm" svg:x2="10.668cm" svg:y2="2.032cm">
          <text:p/>
        </draw:line>
        <draw:measure draw:style-name="gr13" draw:text-style-name="P4" draw:layer="measurelines" svg:x1="1.524cm" svg:y1="5.51cm" svg:x2="10.668cm" svg:y2="2.032cm">
          <text:p text:style-name="P4"><text:span text:style-name="T2">R</text:span></text:p>
        </draw:measure>
        <draw:measure draw:style-name="gr14" draw:text-style-name="P4" draw:layer="layout" svg:x1="1.524cm" svg:y1="5.511cm" svg:x2="6.096cm" svg:y2="3.81cm">
          <text:p text:style-name="P4"><text:span text:style-name="T2">R</text:span><text:span text:style-name="T3">0</text:span></text:p>
        </draw:measure>
        <draw:measure draw:style-name="gr7" draw:text-style-name="P4" draw:layer="layout" svg:x1="1.524cm" svg:y1="5.415cm" svg:x2="6.096cm" svg:y2="5.417cm">
          <text:p text:style-name="P4"><text:span text:style-name="T2">d</text:span></text:p>
        </draw:measure>
        <draw:line draw:style-name="gr8" draw:text-style-name="P2" draw:layer="layout" svg:x1="6.096cm" svg:y1="5.51cm" svg:x2="1.524cm" svg:y2="5.51cm">
          <text:p/>
        </draw:line>
        <draw:measure draw:style-name="gr15" draw:text-style-name="P4" draw:layer="layout" svg:x1="11.938cm" svg:y1="8.79cm" svg:x2="11.938cm" svg:y2="2.186cm">
          <text:p text:style-name="P4"><text:span text:style-name="T2">L</text:span><text:span text:style-name="T3">y</text:span></text:p>
        </draw:measure>
        <draw:measure draw:style-name="gr16" draw:text-style-name="P4" draw:layer="layout" svg:x1="6.096cm" svg:y1="8.89cm" svg:x2="11.938cm" svg:y2="8.89cm">
          <text:p text:style-name="P4"><text:span text:style-name="T2">L</text:span><text:span text:style-name="T3">x</text:span></text:p>
        </draw:measure>
        <draw:measure draw:style-name="gr17" draw:text-style-name="P4" draw:layer="layout" svg:x1="1.524cm" svg:y1="5.511cm" svg:x2="10.16cm" svg:y2="2.186cm">
          <text:p text:style-name="P4"><text:span text:style-name="T2">R</text:span><text:span text:style-name="T3">1</text:span></text:p>
        </draw:measure>
        <draw:frame draw:style-name="gr18" draw:text-style-name="P6" draw:layer="layout" svg:width="0.807cm" svg:height="1.055cm" svg:x="3.765cm" svg:y="4.572cm">
          <draw:text-box>
            <text:p><text:span text:style-name="T4"/><text:span text:style-name="T4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a1" svg:font-family="Symbola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6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7cm" fo:margin-bottom="0cm" fo:text-indent="0cm"/>
      <style:text-properties fo:font-size="1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3cm" fo:margin-bottom="0cm" fo:text-indent="0cm"/>
      <style:text-properties fo:font-size="1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8cm" fo:margin-bottom="0cm" fo:text-indent="0cm"/>
      <style:text-properties fo:font-size="12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13.715cm" svg:height="1.696cm" svg:x="0.762cm" svg:y="0.405cm" presentation:class="title" presentation:placeholder="true">
        <draw:text-box/>
      </draw:frame>
      <draw:frame presentation:style-name="Default-outline1" draw:layer="backgroundobjects" svg:width="13.715cm" svg:height="5.892cm" svg:x="0.762cm" svg:y="2.377cm" presentation:class="outline" presentation:placeholder="true">
        <draw:text-box/>
      </draw:frame>
      <draw:frame presentation:style-name="Mpr1" draw:text-style-name="MP2" draw:layer="backgroundobjects" svg:width="3.55cm" svg:height="0.7cm" svg:x="0.762cm" svg:y="9.2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1cm" svg:height="0.7cm" svg:x="5.212cm" svg:y="9.2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7cm" svg:x="10.927cm" svg:y="9.2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7-21T12:44:45.728098563</meta:creation-date>
    <dc:date>2023-01-25T12:56:15.481984183</dc:date>
    <meta:editing-duration>PT27M37S</meta:editing-duration>
    <meta:editing-cycles>5</meta:editing-cycles>
    <meta:generator>LibreOffice/6.0.7.3$Linux_X86_64 LibreOffice_project/00m0$Build-3</meta:generator>
    <meta:document-statistic meta:object-count="51"/>
  </office:meta>
</office:document-meta>
</file>